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909cm" fo:min-width="9.78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909cm" fo:min-width="17.02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1.909cm" fo:min-width="8.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.909cm" fo:min-width="7.5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7" style:family="graphic" style:parent-style-name="standard">
      <style:graphic-properties draw:fill-color="#355269" draw:textarea-horizontal-align="justify" draw:textarea-vertical-align="middle" draw:auto-grow-height="false" fo:min-height="1.909cm" fo:min-width="0.51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1.343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46cm" fo:min-width="1.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4pt" style:font-size-asian="14pt" style:font-size-complex="14pt"/>
    </style:style>
    <style:style style:name="P3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color="#ffffff" fo:font-size="14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fo:font-size="14pt" style:font-size-asian="14pt" style:font-size-complex="14pt"/>
    </style:style>
    <style:style style:name="P6" style:family="paragraph">
      <loext:graphic-properties draw:fill-color="#355269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color="#ffffff" fo:font-size="14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0.287cm" svg:height="2.159cm" svg:x="5.445cm" svg:y="5.389cm">
          <text:p text:style-name="P1">Secondly Tabl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7.526cm" svg:height="2.159cm" svg:x="1.762cm" svg:y="11.601cm">
          <text:p text:style-name="P1">Minutely Tab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8.89cm" svg:height="2.159cm" svg:x="5.953cm" svg:y="17.598cm">
          <text:p text:style-name="P1">Hourly Tab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001cm" svg:height="2.159cm" svg:x="6.58cm" svg:y="23.535cm">
          <text:p text:style-name="P1">Daily Table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573cm" svg:height="1.361cm" svg:x="5.699cm" svg:y="6.189cm">
          <draw:text-box>
            <text:p text:style-name="P2"><text:span text:style-name="T1">30 Live Sensor readings (1 Minute)</text:span></text:p>
            <text:p text:style-name="P2"><text:span text:style-name="T1">30 Short Integers = 60 Bytes </text:span></text:p>
          </draw:text-box>
        </draw:frame>
        <draw:frame draw:style-name="gr6" draw:text-style-name="P5" draw:layer="layout" svg:width="12.065cm" svg:height="1.361cm" svg:x="5.572cm" svg:y="12.363cm">
          <draw:text-box>
            <text:p text:style-name="P4"><text:span text:style-name="T1">60 Averaged sensor readings (1 hour)</text:span></text:p>
            <text:p text:style-name="P2"><text:span text:style-name="T1">60 Short Integers = 120 Bytes</text:span></text:p>
          </draw:text-box>
        </draw:frame>
        <draw:custom-shape draw:style-name="gr7" draw:text-style-name="P6" xml:id="id2" draw:id="id2" draw:layer="layout" svg:width="1.016cm" svg:height="2.159cm" svg:x="1.762cm" svg:y="11.601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1.016cm" svg:height="2.159cm" svg:x="5.924cm" svg:y="17.6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1.016cm" svg:height="2.159cm" svg:x="6.58cm" svg:y="23.591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906cm" svg:height="1.397cm" svg:x="6.199cm" svg:y="24.46cm">
          <draw:text-box>
            <text:p text:style-name="P7"><text:span text:style-name="T1">7 Averaged sensor readings (1 Week)</text:span></text:p>
            <text:p text:style-name="P2"><text:span text:style-name="T1">7 Short Integers = 14 Bytes</text:span></text:p>
          </draw:text-box>
        </draw:frame>
        <draw:custom-shape draw:style-name="gr9" draw:text-style-name="P1" xml:id="id1" draw:id="id1" draw:layer="layout" svg:width="3.683cm" svg:height="1.524cm" svg:x="8.747cm" svg:y="8.818cm">
          <text:p text:style-name="P1">Aver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8" draw:layer="layout" svg:x1="10.588cm" svg:y1="10.342cm" svg:x2="2.27cm" svg:y2="11.601cm" draw:start-shape="id1" draw:start-glue-point="6" draw:end-shape="id2" svg:d="M10588 10342v629h-8318v630" svg:viewBox="0 0 8319 1260">
          <text:p/>
        </draw:connector>
        <draw:connector draw:style-name="gr10" draw:text-style-name="P8" draw:layer="layout" svg:x1="10.588cm" svg:y1="7.548cm" svg:x2="10.588cm" svg:y2="8.818cm" draw:start-shape="id3" draw:end-shape="id1" draw:end-glue-point="4" svg:d="M10588 7548v1270" svg:viewBox="0 0 1 1271">
          <text:p/>
        </draw:connector>
        <draw:frame draw:style-name="gr11" draw:text-style-name="P3" draw:layer="layout" svg:width="9.525cm" svg:height="1.524cm" svg:x="6.077cm" svg:y="18.405cm">
          <draw:text-box>
            <text:p text:style-name="P7"><text:span text:style-name="T1">2</text:span><text:span text:style-name="T1">4</text:span><text:span text:style-name="T1">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d</text:span><text:span text:style-name="T1"> </text:span><text:span text:style-name="T1">S</text:span><text:span text:style-name="T1">e</text:span><text:span text:style-name="T1">n</text:span><text:span text:style-name="T1">s</text:span><text:span text:style-name="T1">o</text:span><text:span text:style-name="T1">r </text:span><text:span text:style-name="T1">R</text:span><text:span text:style-name="T1">e</text:span><text:span text:style-name="T1">a</text:span><text:span text:style-name="T1">d</text:span><text:span text:style-name="T1">i</text:span><text:span text:style-name="T1">n</text:span><text:span text:style-name="T1">g</text:span><text:span text:style-name="T1">s</text:span><text:span text:style-name="T1"> </text:span><text:span text:style-name="T1">(</text:span><text:span text:style-name="T1">1</text:span><text:span text:style-name="T1"> </text:span><text:span text:style-name="T1">D</text:span><text:span text:style-name="T1">a</text:span><text:span text:style-name="T1">y</text:span><text:span text:style-name="T1">)</text:span></text:p>
            <text:p text:style-name="P7"><text:span text:style-name="T1">2</text:span><text:span text:style-name="T1">4</text:span><text:span text:style-name="T1"> </text:span><text:span text:style-name="T1">S</text:span><text:span text:style-name="T1">h</text:span><text:span text:style-name="T1">o</text:span><text:span text:style-name="T1">r</text:span><text:span text:style-name="T1">t </text:span><text:span text:style-name="T1">I</text:span><text:span text:style-name="T1">n</text:span><text:span text:style-name="T1">t</text:span><text:span text:style-name="T1">e</text:span><text:span text:style-name="T1">g</text:span><text:span text:style-name="T1">e</text:span><text:span text:style-name="T1">r</text:span><text:span text:style-name="T1">s</text:span><text:span text:style-name="T1"> </text:span><text:span text:style-name="T1">=</text:span><text:span text:style-name="T1"> </text:span><text:span text:style-name="T1">4</text:span><text:span text:style-name="T1">8</text:span><text:span text:style-name="T1"> </text:span><text:span text:style-name="T1">B</text:span><text:span text:style-name="T1">y</text:span><text:span text:style-name="T1">t</text:span><text:span text:style-name="T1">e</text:span><text:span text:style-name="T1">s</text:span></text:p>
          </draw:text-box>
        </draw:frame>
        <draw:custom-shape draw:style-name="gr9" draw:text-style-name="P1" xml:id="id5" draw:id="id5" draw:layer="layout" svg:width="3.683cm" svg:height="1.524cm" svg:x="8.72cm" svg:y="14.795cm">
          <text:p text:style-name="P1">Aver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8" draw:layer="layout" svg:x1="10.525cm" svg:y1="13.76cm" svg:x2="10.561cm" svg:y2="14.795cm" draw:start-shape="id4" draw:end-shape="id5" draw:end-glue-point="4" svg:d="M10525 13760v517h36v518" svg:viewBox="0 0 37 1036">
          <text:p/>
        </draw:connector>
        <draw:connector draw:style-name="gr10" draw:text-style-name="P8" draw:layer="layout" svg:x1="10.561cm" svg:y1="16.319cm" svg:x2="6.432cm" svg:y2="17.608cm" draw:start-shape="id5" draw:start-glue-point="6" draw:end-shape="id6" draw:end-glue-point="0" svg:d="M10561 16319v644h-4129v645" svg:viewBox="0 0 4130 1290">
          <text:p/>
        </draw:connector>
        <draw:custom-shape draw:style-name="gr9" draw:text-style-name="P1" xml:id="id8" draw:id="id8" draw:layer="layout" svg:width="3.683cm" svg:height="1.524cm" svg:x="8.574cm" svg:y="20.918cm">
          <text:p text:style-name="P1">Aver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8" draw:layer="layout" svg:x1="10.398cm" svg:y1="19.757cm" svg:x2="10.415cm" svg:y2="20.918cm" draw:start-shape="id7" draw:end-shape="id8" draw:end-glue-point="4" svg:d="M10398 19757v580h17v581" svg:viewBox="0 0 18 1162">
          <text:p/>
        </draw:connector>
        <draw:connector draw:style-name="gr10" draw:text-style-name="P8" draw:layer="layout" svg:x1="10.415cm" svg:y1="22.442cm" svg:x2="7.088cm" svg:y2="23.591cm" draw:start-shape="id8" draw:start-glue-point="6" draw:end-shape="id9" draw:end-glue-point="0" svg:d="M10415 22442v574h-3327v575" svg:viewBox="0 0 3328 1150">
          <text:p/>
        </draw:connector>
        <draw:custom-shape draw:style-name="gr12" draw:text-style-name="P1" xml:id="id10" draw:id="id10" draw:layer="layout" svg:width="4.318cm" svg:height="1.778cm" svg:x="8.366cm" svg:y="1.635cm">
          <text:p text:style-name="P1">Temperature</text:p>
          <text:p text:style-name="P1">Senso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0" draw:text-style-name="P8" draw:layer="layout" svg:x1="10.525cm" svg:y1="3.413cm" svg:x2="10.588cm" svg:y2="5.389cm" draw:start-shape="id10" draw:start-glue-point="5" draw:end-shape="id3" draw:end-glue-point="0" svg:d="M10525 3413v988h63v988" svg:viewBox="0 0 64 197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22:31:51.794036800</meta:creation-date>
    <dc:date>2020-11-22T23:19:08.882508705</dc:date>
    <meta:editing-duration>PT5M25S</meta:editing-duration>
    <meta:editing-cycles>1</meta:editing-cycles>
    <meta:document-statistic meta:object-count="22"/>
    <meta:generator>LibreOffice/6.4.6.2$Linux_X86_64 LibreOffice_project/40$Build-2</meta:generator>
  </office:meta>
</office:document-meta>
</file>